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09-24_07-45-10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09-24_05-18-16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09-24_02-21-3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09-24_07-45-23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9-23_21-07-3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09-24_12-59-1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09-24_07-50-1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09-23_23-51-14_000.mp4</text:p>
          </table:table-cell>
          <table:table-cell table:style-name="ce27" office:value-type="string">
            <text:p>:VIDEO / @自室 / 記録 / jap.flute / 演奏、play / R=1 / record,file-piece-id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 / 演奏、play / R=1 / record,file-piece-id=~ / follow~">
            <text:p>:VIDEO / @自室 / 記録 / jap.flute / 演奏、play / R=1 / record,file-piece-id=~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9" office:value-type="string">
            <text:p>2022-09-24_00-36-44_000.mp4</text:p>
          </table:table-cell>
          <table:table-cell table:style-name="ce27" office:value-type="string">
            <text:p>:VIDEO / @自室 / 記録 / jap.flute / 演奏、play / R=1 / record,file-piece-id=~ / follow~,other=jazz-like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室 / 記録 / jap.flute / 演奏、play / R=1 / record,file-piece-id=~ / follow~,other=jazz-like">
            <text:p>:VIDEO / @自室 / 記録 / jap.flute / 演奏、play / R=1 / record,file-piece-id=~ / follow~,other=jazz-like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 office:value-type="string">
            <text:p>2022-09-24_17-25-41_000.jpg</text:p>
          </table:table-cell>
          <table:table-cell table:style-name="ce27" office:value-type="string">
            <text:p>:m RES 1*2 / free# JVEMV6 81#_5:1 / 81. catalyst / topics=~,w=フタロシアニン；シクロヘキサン；ポルフィリン；ピロール,s=~,i=~,doc=r-1-1~1.1#4.1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RES 1*2 / free# JVEMV6 81#_5:1 / 81. catalyst / topics=~,w=フタロシアニン；シクロヘキサン；ポルフィリン；ピロール,s=~,i=~,doc=r-1-1~1.1#4.1,other=~">
            <text:p>:m RES 1*2 / free# JVEMV6 81#_5:1 / 81. catalyst / topics=~,w=フタロシアニン；シクロヘキサン；ポルフィリン；ピロール,s=~,i=~,doc=r-1-1~1.1#4.1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09-24_17-25-56_000.jpg</text:p>
          </table:table-cell>
          <table:table-cell table:style-name="ce27" office:value-type="string">
            <text:p>:m RES 2*2 / free# JVEMV6 81#_5:1 / 81. catalyst / topics=~,w=アミン；ギ酸,s=~,i=~,doc=r-1-1~1.1#4.1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RES 2*2 / free# JVEMV6 81#_5:1 / 81. catalyst / topics=~,w=アミン；ギ酸,s=~,i=~,doc=r-1-1~1.1#4.1,other=~">
            <text:p>:m RES 2*2 / free# JVEMV6 81#_5:1 / 81. catalyst / topics=~,w=アミン；ギ酸,s=~,i=~,doc=r-1-1~1.1#4.1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2022-09-24_19-04-58_000.jpg</text:p>
          </table:table-cell>
          <table:table-cell table:style-name="ce27" office:value-type="string">
            <text:p>:m :篠笛,shinobue #*# / session-memo:session-1 / p.1:genre=melody,file-piece-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:篠笛,shinobue #*# / session-memo:session-1 / p.1:genre=melody,file-piece-musescore=~">
            <text:p>:m :篠笛,shinobue #*# / session-memo:session-1 / p.1:genre=melody,file-piece-musescore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0">
            <text:p>7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3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5">2022/09/25</text:date>, <text:time>10:36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5T10:36:06.80</dc:date>
    <dc:creator>iwabuchi ken</dc:creator>
    <meta:editing-duration>P49DT8H10M33S</meta:editing-duration>
    <meta:editing-cycles>16091</meta:editing-cycles>
    <meta:document-statistic meta:table-count="2" meta:cell-count="913" meta:object-count="0"/>
    <meta:user-defined meta:name="qrichtext">1</meta:user-defined>
  </office:meta>
</office:document-meta>
</file>